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c07d" officeooo:paragraph-rsid="0013c07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3c07d" officeooo:paragraph-rsid="0013c07d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3c07d" officeooo:paragraph-rsid="0014f6d7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4f6d7" officeooo:paragraph-rsid="0014f6d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7f2f1" officeooo:paragraph-rsid="0017f2f1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3c07d" officeooo:paragraph-rsid="00182f65" style:font-weight-asian="normal" style:font-weight-complex="normal"/>
    </style:style>
    <style:style style:name="T1" style:family="text">
      <style:text-properties officeooo:rsid="0014f6d7"/>
    </style:style>
    <style:style style:name="T2" style:family="text">
      <style:text-properties officeooo:rsid="0017f2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10</text:p>
      <text:p text:style-name="P1">ARP</text:p>
      <text:p text:style-name="P1"/>
      <text:p text:style-name="P1"/>
      <text:p text:style-name="P1"/>
      <text:p text:style-name="P2">En el nivel de enlace las máquinas se identifican por la dirección MAC.</text:p>
      <text:p text:style-name="P2"/>
      <text:p text:style-name="P2">Para saber la dirección MAC de una máquina debemos hacer una petición ARP, que es algo así como un mensaje en el que se pregunta “¿Quien tiene esta dirección IP?” y que tiene una respuesta “Esa IP corresponde a mi MAC, que es xx:xx:xx:xx:xx:xx”</text:p>
      <text:p text:style-name="P2"/>
      <text:p text:style-name="P2">1. ¿Crees que la pregunta ARP es un mensaje de difusión? Realiza una captura en Wireshark de una petición ARP y analízala para justificar tu respuesta.</text:p>
      <text:p text:style-name="P2"/>
      <text:p text:style-name="P2">2. <text:s/>¿Crees que la respuesta ARP es un mensaje de difusión? Realiza una captura en Wireshark de una respuesta ARP y analízala para justificar tu respuesta.</text:p>
      <text:p text:style-name="P2"/>
      <text:p text:style-name="P6">3. Los ordenadores de una red almacenan en memoria una caché con las correspondencias IP-MAC que van conociendo. <text:span text:style-name="T1">Explica el proceso de actualización de la caché ARP después de observar como se va rellenando en <text:s/>las máquinas de un pequeño escenario en GNS3 con una red local con cuatro ordenadores conectados a un switch. Ve comprobando como cambia la caché ARP de todos los ordenadores cuando vas haciendo ping entre un ordenador y otro.</text:span></text:p>
      <text:p text:style-name="P3"/>
      <text:p text:style-name="P3"><text:span text:style-name="T1">4. </text:span>Analiza el comando ip neigh para ver las posibilidades que ofrece y piensa cual puede ser el uso real de cada una de ellas.</text:p>
      <text:p text:style-name="P2"/>
      <text:p text:style-name="P4">5. Averigua qué es un ARP gratuito y cuál es el sentido de su existencia.</text:p>
      <text:p text:style-name="P4"/>
      <text:p text:style-name="P4">6. Explica con tus palabras en qué se basa un ataque ARP Spoofing y cómo se lleva a cabo. <text:span text:style-name="T2">¿Puede usarse como técnica de ataque desde tu casa a una red ajena? ¿Cómo podríamos defendernos de él?</text:span></text:p>
      <text:p text:style-name="P4"/>
      <text:p text:style-name="P5">7. Hay dos tipos de ataques a switches llamados MAC Flooding y MAC Spoofing. ¿En qué consisten y cómo podemos defendernos de ello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3:26:04.955747948</meta:creation-date>
    <dc:date>2022-01-27T11:11:48.577536894</dc:date>
    <meta:editing-duration>PT18M16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11" meta:word-count="286" meta:character-count="1593" meta:non-whitespace-character-count="1316"/>
  </office:meta>
</office:document-meta>
</file>